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Noto Sans" svg:font-family="'Noto Sans', Roboto, Verdana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Text_20_body">
      <style:paragraph-properties fo:margin-left="0in" fo:margin-right="0in" fo:margin-top="0in" fo:margin-bottom="0.1563in" style:contextual-spacing="false" fo:line-height="140%" fo:orphans="2" fo:widows="2" fo:text-indent="0in" style:auto-text-indent="false" fo:padding="0in" fo:border="none"/>
      <style:text-properties fo:font-variant="normal" fo:text-transform="none" fo:color="#333333" loext:opacity="100%" style:font-name="Noto Sans" fo:font-size="11.25pt" fo:letter-spacing="normal" fo:font-style="normal" fo:font-weight="normal"/>
    </style:style>
    <style:style style:name="T1" style:family="text">
      <style:text-properties fo:color="#000000" loext:opacity="100%" fo:font-size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Дебютный роман Нгуен Фан Куэ Мая "Поют горы"</text:span> </text:p>
      <text:p text:style-name="P2">Действие книги разворачивается на фоне войны во Вьетнаме и рассказывает захватывающую историю семьи Чана, увиденную глазами матриарха Чан Зиеу Лан и ее внучки Хыонг.</text:p>
      <text:p text:style-name="P2">Когда Хыонг достигает совершеннолетия, Лан учит ее, что нужно, чтобы выжить и жить с состраданием.</text:p>
      <text:p text:style-name="P2">«Горы поют — это мое стремление к миру, к человеческому состраданию, к прощению, к надежде и к тому, чтобы люди любили людей больше», — цитирует Май на сайте конкурса.</text:p>
      <text:p text:style-name="P2">«Я повторяю свой призыв к миру в форме этого романа, через слова моего персонажа Хыонга: «Каким-то образом я был уверен, что если бы люди были готовы читать друг друга и видеть свет других культур, на земле не было бы войны».</text:p>
      <text:p text:style-name="P2">Ее книга обошла нескольких других сильных претендентов, в том числе «Ночного сторожа» Луизы Эрдрих, лауреата Пулитцеровской премии 2021 года за художественную литературу, и «Шугги Бэйн» Дугласа Стюарта, лауреата Букеровской премии 2021 года за художественную литературу.</text:p>
      <text:p text:style-name="P2">Шотландско-немецкий роман александра Старритта «Мы, немцы» претендовал на главный приз в категории художественной литературы.</text:p>
      <text:p text:style-name="P2">Заняв второе место, Май получит 5000 долларов.</text:p>
      <text:p text:style-name="P2">Ее книга будет удостоена чести на гала-концерте в ноябре в Дейтоне, штат Огайо, вместе с другими финалистами в этом и прошлом году.</text:p>
      <text:p text:style-name="P2">Май, получившая степень доктора философии в области творческого письма в Ланкастерском университете в Великобритании, является автором восьми книг на вьетнамском языке, охватывающих широкий спектр от поэзии до нехудожественной литературы, и была переведена и опубликована в более чем 15 странах.</text:p>
      <text:p text:style-name="P2">Книга "Горы поют", ее первое произведение на английском языке, также получила стипендию Lannan Literary Awards за вклад в дело мира и примирения и премию BookBrowse за лучший дебют 2020 года.</text:p>
      <text:p text:style-name="P2"><text:soft-page-break/>Дейтонская литературная премия мира призвана отметить силу литературы в продвижении мира, социальной справедливости и глобального понимания.</text:p>
      <text:p text:style-name="Standard"/>
      <text:p text:style-name="P1">&lt;br&gt;&lt;br&gt;&lt;br&gt;&lt;br&gt;&lt;br&gt;&lt;br&gt;&lt;br&gt;</text:p>
      <text:p text:style-name="Standard"><text:s text:c="3"/>&lt;div class="contact-form"&gt;</text:p>
      <text:p text:style-name="Standard"><text:s text:c="4"/>&lt;div class="container"&gt;</text:p>
      <text:p text:style-name="Standard"><text:s text:c="3"/>&lt;form&gt;</text:p>
      <text:p text:style-name="Standard"><text:s text:c="5"/>&lt;div class="row"&gt;</text:p>
      <text:p text:style-name="Standard"><text:s text:c="6"/>&lt;div class="col-lg-4 col-md-4 col-sm-12"&gt;</text:p>
      <text:p text:style-name="Standard"><text:s text:c="8"/>&lt;h1&gt;Сделать предзаказ&lt;/h1&gt; </text:p>
      <text:p text:style-name="Standard"><text:s text:c="7"/>&lt;/div&gt;</text:p>
      <text:p text:style-name="Standard"><text:s text:c="6"/>&lt;div class="col-lg-8 col-md-8 col-sm-12 right"&gt;</text:p>
      <text:p text:style-name="Standard"><text:s text:c="9"/>&lt;div class="form-group"&gt;</text:p>
      <text:p text:style-name="Standard"><text:s text:c="11"/>&lt;input type="text" class="form-control form-control-lg" placeholder="Ваше имя" name=""&gt;</text:p>
      <text:p text:style-name="Standard"><text:s text:c="9"/>&lt;/div&gt;</text:p>
      <text:p text:style-name="Standard"><text:s text:c="9"/>&lt;div class="form-group"&gt;</text:p>
      <text:p text:style-name="Standard"><text:s text:c="11"/>&lt;input type="number telephon" class="form-control form-control-lg" placeholder="Ваш телефон" name=""&gt;</text:p>
      <text:p text:style-name="Standard"><text:s text:c="9"/>&lt;/div&gt;</text:p>
      <text:p text:style-name="Standard"><text:s text:c="9"/>&lt;div class="form-group"&gt;</text:p>
      <text:p text:style-name="Standard"><text:s text:c="11"/>&lt;textarea class="form-control form-control-lg"&gt;</text:p>
      <text:p text:style-name="Standard"><text:s text:c="12"/></text:p>
      <text:p text:style-name="Standard"><text:s text:c="11"/>&lt;/textarea&gt;</text:p>
      <text:p text:style-name="Standard"><text:s text:c="9"/>&lt;/div&gt;</text:p>
      <text:p text:style-name="Standard"><text:s text:c="9"/>&lt;input type="submit" class="btn btn-secondary btn-block" value="Отправить" name=""&gt;</text:p>
      <text:p text:style-name="Standard"><text:s text:c="6"/>&lt;/div&gt;</text:p>
      <text:p text:style-name="Standard"><text:s text:c="5"/>&lt;/div&gt;</text:p>
      <text:p text:style-name="Standard"><text:s text:c="3"/>&lt;/form&gt;</text:p>
      <text:p text:style-name="Standard"><text:s text:c="4"/>&lt;/div&gt;</text:p>
      <text:p text:style-name="Standard"><text:s text:c="3"/>&lt;/div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.news img-fluid {</text:p>
      <text:p text:style-name="Standard"><text:s text:c="4"/>max-width: 100%;</text:p>
      <text:p text:style-name="Standard"><text:s text:c="4"/>height: auto;</text:p>
      <text:p text:style-name="Standard">}</text:p>
      <text:p text:style-name="Standard">.news img {</text:p>
      <text:p text:style-name="Standard"><text:s text:c="4"/>vertical-align: middle;</text:p>
      <text:p text:style-name="Standard"><text:s text:c="4"/>border-style: none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Noto Sans" svg:font-family="'Noto Sans', Roboto, Verdana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21T14:46:11.334000000</dc:date>
    <meta:editing-duration>PT2H5M2S</meta:editing-duration>
    <meta:editing-cycles>5</meta:editing-cycles>
    <meta:generator>LibreOffice/7.3.2.2$Windows_X86_64 LibreOffice_project/49f2b1bff42cfccbd8f788c8dc32c1c309559be0</meta:generator>
    <meta:document-statistic meta:table-count="0" meta:image-count="0" meta:object-count="0" meta:page-count="3" meta:paragraph-count="45" meta:word-count="352" meta:character-count="2867" meta:non-whitespace-character-count="2357"/>
  </office:meta>
</office:document-meta>
</file>